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gnature.upda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initSign( java . security . PrivateKey var0 , java . security . SecureRando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getInstan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upda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initSign( java . security . PrivateKe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sign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initVerify( java . security . PublicKe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initVerify( java . security . cert . Certific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getInstanc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Signatur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verify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setParameter( java . security . spec . AlgorithmParameterSpec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.update( by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